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draw:fill="none" draw:textarea-horizontal-align="justify" draw:textarea-vertical-align="top" draw:auto-grow-height="false" fo:min-height="1.401cm" fo:min-width="5.469cm" draw:shadow="visible" draw:shadow-offset-x="0.035cm" draw:shadow-offset-y="0.035cm"/>
    </style:style>
    <style:style style:name="gr2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10.435cm" fo:min-width="21.247cm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6.117cm" fo:min-width="20.697cm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top" draw:auto-grow-height="false" fo:min-height="3.969cm" fo:min-width="3.268cm" fo:padding-top="0.142cm" fo:padding-bottom="0.142cm" fo:padding-left="0.267cm" fo:padding-right="0.267cm"/>
    </style:style>
    <style:style style:name="gr5" style:family="graphic" style:parent-style-name="standard">
      <style:graphic-properties draw:stroke="solid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554cm" fo:min-width="3.268cm" fo:padding-top="0.142cm" fo:padding-bottom="0.142cm" fo:padding-left="0.267cm" fo:padding-right="0.267cm"/>
    </style:style>
    <style:style style:name="gr6" style:family="graphic" style:parent-style-name="standard">
      <style:graphic-properties draw:stroke="dash" draw:stroke-dash="Dashed_20__28_var_29_" svg:stroke-color="#000000" draw:marker-start="Arrow" draw:marker-end="Arrow" draw:textarea-vertical-align="middle"/>
    </style:style>
    <style:style style:name="gr7" style:family="graphic" style:parent-style-name="standard">
      <style:graphic-properties svg:stroke-color="#000000" draw:marker-start="Arrow" draw:marker-end="Arrow" draw:textarea-vertical-align="middle"/>
    </style:style>
    <style:style style:name="gr8" style:family="graphic" style:parent-style-name="standard">
      <style:graphic-properties svg:stroke-color="#000000" draw:marker-start="Arrow_20_concave" draw:marker-end="Arrow" draw:textarea-vertical-align="middle"/>
    </style:style>
    <style:style style:name="gr9" style:family="graphic" style:parent-style-name="standard">
      <style:graphic-properties svg:stroke-color="#000000" draw:marker-start="Arrow" draw:marker-end="Arrow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Monoi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Monoid" fo:font-size="16pt" style:font-size-asian="16pt" style:font-size-complex="1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  <style:text-properties style:font-name="Monoid" fo:font-size="8pt" style:font-size-asian="8pt" style:font-size-complex="8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size="8pt" style:font-size-asian="8pt" style:font-size-complex="8pt"/>
    </style:style>
    <style:style style:name="P10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/>
      <style:paragraph-properties fo:text-align="center"/>
      <style:text-properties style:font-name="Monoid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center"/>
      <style:text-properties style:font-name="Monoid"/>
    </style:style>
    <style:style style:name="T1" style:family="text">
      <style:text-properties style:font-name="Monoid"/>
    </style:style>
    <style:style style:name="T2" style:family="text">
      <style:text-properties style:font-name="Monoid" fo:font-size="10pt" style:font-size-asian="10pt" style:font-size-complex="10pt"/>
    </style:style>
    <style:style style:name="T3" style:family="text">
      <style:text-properties style:font-name="Monoid" fo:font-size="16pt" style:font-size-asian="16pt" style:font-size-complex="16pt"/>
    </style:style>
    <style:style style:name="T4" style:family="text">
      <style:text-properties style:font-name="Monoid" fo:font-size="8pt" style:font-size-asian="8pt" style:font-size-complex="8pt"/>
    </style:style>
    <style:style style:name="T5" style:family="text">
      <style:text-properties style:font-name="Monoid" fo:font-size="6pt" style:font-size-asian="6pt" style:font-size-complex="6pt"/>
    </style:style>
    <style:style style:name="T6" style:family="text">
      <style:text-properties style:font-name="Monoid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969cm" svg:height="1.651cm" svg:x="1cm" svg:y="1cm">
          <text:p text:style-name="P1"><text:span text:style-name="T1">devgru-</text:span><text:span text:style-name="T1">server</text:span></text:p>
          <text:p text:style-name="P1"><text:span text:style-name="T2">Terraform </text:span><text:span text:style-name="T2">Deployme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781cm" svg:height="10.719cm" svg:x="5.191cm" svg:y="7.807cm">
          <text:p text:style-name="P1"><text:span text:style-name="T1">EC2 Instance (CentOS 7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1.231cm" svg:height="6.401cm" svg:x="5.445cm" svg:y="9.458cm">
          <text:p text:style-name="P3"><text:span text:style-name="T3">ngi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3.802cm" svg:height="4.253cm" svg:x="5.761cm" svg:y="10.92cm">
          <text:p text:style-name="P5"><text:span text:style-name="T4">main.conf</text:span></text:p>
          <text:p text:style-name="P5"><text:span text:style-name="T4"/></text:p>
          <text:p text:style-name="P6"><text:span text:style-name="T5">server {</text:span></text:p>
          <text:p text:style-name="P6"><text:span text:style-name="T5"><text:s text:c="4"/></text:span><text:span text:style-name="T5">listen 80;</text:span></text:p>
          <text:p text:style-name="P6"><text:span text:style-name="T5"><text:s text:c="4"/></text:span><text:span text:style-name="T5">root /data/up1;</text:span></text:p>
          <text:p text:style-name="P6"><text:span text:style-name="T5"/></text:p>
          <text:p text:style-name="P6"><text:span text:style-name="T5"><text:s text:c="4"/></text:span><text:span text:style-name="T5">location / {</text:span></text:p>
          <text:p text:style-name="P6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3.802cm" svg:height="4.253cm" svg:x="9.961cm" svg:y="10.92cm">
          <text:p text:style-name="P5"><text:span text:style-name="T4">findlocalshows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0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3.802cm" svg:height="4.253cm" svg:x="14.161cm" svg:y="10.92cm">
          <text:p text:style-name="P5"><text:span text:style-name="T4">printblog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1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3.802cm" svg:height="4.253cm" svg:x="18.361cm" svg:y="10.92cm">
          <text:p text:style-name="P5"><text:span text:style-name="T4">devgruwiki.conf</text:span></text:p>
          <text:p text:style-name="P8"><text:span text:style-name="T4"/></text:p>
          <text:p text:style-name="P9"><text:span text:style-name="T5">server {</text:span></text:p>
          <text:p text:style-name="P9"><text:span text:style-name="T5"><text:s text:c="4"/></text:span><text:span text:style-name="T5">listen 8082;</text:span></text:p>
          <text:p text:style-name="P9"><text:span text:style-name="T5"><text:s text:c="4"/></text:span><text:span text:style-name="T5">root /where/ever;</text:span></text:p>
          <text:p text:style-name="P9"><text:span text:style-name="T5"/></text:p>
          <text:p text:style-name="P9"><text:span text:style-name="T5"><text:s text:c="4"/></text:span><text:span text:style-name="T5">location / {</text:span></text:p>
          <text:p text:style-name="P9"><text:span text:style-name="T5"><text:s text:c="4"/></text:span><text:span text:style-name="T5">}</text:span></text:p>
          <text:p text:style-name="P6"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7" draw:id="id7" draw:layer="layout" svg:width="3.802cm" svg:height="4.253cm" svg:x="22.561cm" svg:y="10.92cm">
          <text:p text:style-name="P10"><text:span text:style-name="T6">. . .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2" draw:id="id2" draw:layer="layout" svg:width="3.802cm" svg:height="0.838cm" svg:x="1cm" svg:y="8.361cm">
          <text:p text:style-name="P5"><text:span text:style-name="T4">Elastic I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1" draw:id="id1" draw:layer="layout" svg:width="3.802cm" svg:height="0.838cm" svg:x="1cm" svg:y="4.061cm">
          <text:p text:style-name="P5"><text:span text:style-name="T4">The Internet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2.901cm" svg:y1="4.899cm" svg:x2="2.901cm" svg:y2="8.361cm" draw:start-shape="id1" draw:start-glue-point="2" draw:end-shape="id2" draw:end-glue-point="0" svg:d="M2901 4899v3462" svg:viewBox="0 0 1 3463">
          <text:p text:style-name="P3"><text:span text:style-name="T5">Route 53</text:span></text:p>
          <text:p text:style-name="P3"><text:span text:style-name="T5">resolve</text:span></text:p>
          <text:p text:style-name="P3"><text:span text:style-name="T5"><text:a xlink:href="https://whatever.devgru.cc/" xlink:type="simple">https://whatever.devgru.cc</text:a></text:span></text:p>
          <text:p text:style-name="P3"><text:span text:style-name="T5">To EIP</text:span></text:p>
        </draw:connector>
        <draw:connector draw:style-name="gr7" draw:text-style-name="P3" draw:layer="layout" svg:x1="2.901cm" svg:y1="9.199cm" svg:x2="5.761cm" svg:y2="13.046cm" draw:start-shape="id2" draw:start-glue-point="2" draw:end-shape="id3" draw:end-glue-point="3" svg:d="M2901 9199v3847h2860" svg:viewBox="0 0 2861 3848">
          <text:p/>
        </draw:connector>
        <draw:connector draw:style-name="gr7" draw:text-style-name="P3" draw:layer="layout" draw:line-skew="1.058cm" svg:x1="7.662cm" svg:y1="15.173cm" svg:x2="11.862cm" svg:y2="15.173cm" draw:start-shape="id3" draw:start-glue-point="2" draw:end-shape="id4" draw:end-glue-point="2" svg:d="M7662 15173v1575h4200v-1575" svg:viewBox="0 0 4201 1576">
          <text:p/>
        </draw:connector>
        <draw:connector draw:style-name="gr8" draw:text-style-name="P3" draw:layer="layout" draw:line-skew="1.312cm" svg:x1="16.062cm" svg:y1="15.173cm" svg:x2="7.662cm" svg:y2="15.173cm" draw:start-shape="id5" draw:start-glue-point="2" draw:end-shape="id3" svg:d="M16062 15173v1829h-8400v-1829" svg:viewBox="0 0 8401 1830">
          <text:p/>
        </draw:connector>
        <draw:connector draw:style-name="gr7" draw:text-style-name="P3" draw:layer="layout" draw:line-skew="1.566cm" svg:x1="20.262cm" svg:y1="15.173cm" svg:x2="7.662cm" svg:y2="15.173cm" draw:start-shape="id6" draw:start-glue-point="2" draw:end-shape="id3" svg:d="M20262 15173v2083h-12600v-2083" svg:viewBox="0 0 12601 2084">
          <text:p/>
        </draw:connector>
        <draw:connector draw:style-name="gr9" draw:text-style-name="P12" draw:layer="layout" draw:line-skew="1.82cm" svg:x1="24.462cm" svg:y1="15.173cm" svg:x2="7.662cm" svg:y2="15.173cm" draw:start-shape="id7" draw:start-glue-point="2" draw:end-shape="id3" draw:end-glue-point="2" svg:d="M24462 15173v2337h-16800v-2337" svg:viewBox="0 0 16801 2338"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4"/></text:p>
          <text:p text:style-name="P3"><text:span text:style-name="T4">nginx routes by subdomai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id" svg:font-family="Monoi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2T12:45:03.133438499</meta:creation-date>
    <dc:date>2019-01-23T02:13:26.782430502</dc:date>
    <meta:editing-duration>PT12H32M33S</meta:editing-duration>
    <meta:editing-cycles>4</meta:editing-cycles>
    <meta:generator>LibreOffice/6.0.7.3$MacOSX_X86_64 LibreOffice_project/dc89aa7a9eabfd848af146d5086077aeed2ae4a5</meta:generator>
    <meta:document-statistic meta:object-count="16"/>
  </office:meta>
</office:document-meta>
</file>